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  <style:text-properties style:text-position=""/>
    </style:style>
    <style:style style:name="ce109" style:family="table-cell" style:parent-style-name="Default" style:data-style-name="N122">
      <style:table-cell-properties fo:background-color="transparent"/>
      <style:text-properties style:text-position="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11" style:family="table-cell" style:parent-style-name="Default" style:data-style-name="N122">
      <style:table-cell-properties fo:background-color="transparent"/>
      <style:text-properties style:text-position=""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  <style:text-properties style:text-position=""/>
    </style:style>
    <style:style style:name="ce113" style:family="table-cell" style:parent-style-name="Default" style:data-style-name="N122">
      <style:table-cell-properties fo:background-color="#99ff66"/>
      <style:text-properties style:text-position="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  <style:text-properties style:text-position="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  <style:text-properties style:text-position=""/>
    </style:style>
    <style:style style:name="ce116" style:family="table-cell" style:parent-style-name="Default" style:data-style-name="N122">
      <style:table-cell-properties fo:background-color="#99ff66"/>
      <style:text-properties style:text-position=""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text-position=""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  <style:text-properties style:text-position=""/>
    </style:style>
    <style:style style:name="ce62" style:family="table-cell" style:parent-style-name="Default">
      <style:table-cell-properties fo:border="none"/>
      <style:text-properties style:text-position=""/>
    </style:style>
    <style:style style:name="ce70" style:family="table-cell" style:parent-style-name="Default" style:data-style-name="N122">
      <style:text-properties style:text-position="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ackground-color="transparent"/>
      <style:text-properties style:text-position=""/>
    </style:style>
    <style:style style:name="ce73" style:family="table-cell" style:parent-style-name="Default">
      <style:table-cell-properties fo:wrap-option="wrap" fo:border="0.06pt solid #000000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8" style:family="table-cell" style:parent-style-name="Default">
      <style:table-cell-properties fo:wrap-option="wrap" fo:border="none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border="0.06pt solid #000000"/>
      <style:text-properties fo:color="#808080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8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wrap-option="wrap"/>
    </style:style>
    <style:style style:name="ce8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8" style:family="table-cell" style:parent-style-name="Default" style:data-style-name="N122"/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9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6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99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10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4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119" style:family="table-cell" style:parent-style-name="Default">
      <style:text-properties fo:color="#000080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ext-properties fo:color="#000080" fo:font-weight="bold" style:font-weight-asian="bold" style:font-weight-complex="bold"/>
    </style:style>
    <style:style style:name="ce122" style:family="table-cell" style:parent-style-name="Default">
      <style:text-properties style:use-window-font-color="true"/>
    </style:style>
    <style:style style:name="ce123" style:family="table-cell" style:parent-style-name="Default"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2.01pt solid #000000" fo:border-left="2.01pt solid #000000" fo:border-right="none" fo:border-top="none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2.01pt solid #000000" fo:border-left="none" fo:border-right="2.01pt solid #000000" fo:border-top="none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34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35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36" style:family="table-cell" style:parent-style-name="Default">
      <style:table-cell-properties fo:background-color="transparent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8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39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40" style:family="table-cell" style:parent-style-name="Default" style:data-style-name="N122">
      <style:table-cell-properties fo:background-color="transparent"/>
    </style:style>
    <style:style style:name="ce141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42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43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44" style:family="table-cell" style:parent-style-name="Default" style:data-style-name="N122">
      <style:table-cell-properties fo:background-color="#99ff66"/>
    </style:style>
    <style:style style:name="ce145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46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47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48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49" style:family="table-cell" style:parent-style-name="Default">
      <style:table-cell-properties fo:background-color="transparent" fo:border="none"/>
    </style:style>
    <style:style style:name="ce150" style:family="table-cell" style:parent-style-name="Default" style:data-style-name="N122">
      <style:table-cell-properties fo:border-bottom="none" fo:border-left="2.01pt solid #ff3333" fo:border-right="none" fo:border-top="2.01pt solid #ff3333"/>
    </style:style>
    <style:style style:name="ce151" style:family="table-cell" style:parent-style-name="Default" style:data-style-name="N122">
      <style:table-cell-properties fo:border-bottom="none" fo:border-left="2.01pt solid #ff3333" fo:border-right="none" fo:border-top="none"/>
    </style:style>
    <style:style style:name="ce152" style:family="table-cell" style:parent-style-name="Default" style:data-style-name="N122">
      <style:table-cell-properties fo:border-bottom="2.01pt solid #ff3333" fo:border-left="2.01pt solid #ff3333" fo:border-right="none" fo:border-top="none"/>
    </style:style>
    <style:style style:name="ce153" style:family="table-cell" style:parent-style-name="Default" style:data-style-name="N122">
      <style:table-cell-properties fo:border-bottom="none" fo:border-left="none" fo:border-right="none" fo:border-top="2.01pt solid #ff3333"/>
      <style:text-properties style:use-window-font-color="true"/>
    </style:style>
    <style:style style:name="ce154" style:family="table-cell" style:parent-style-name="Default" style:data-style-name="N122">
      <style:text-properties style:use-window-font-color="true"/>
    </style:style>
    <style:style style:name="ce155" style:family="table-cell" style:parent-style-name="Default" style:data-style-name="N122">
      <style:table-cell-properties fo:border-bottom="2.01pt solid #ff3333" fo:border-left="none" fo:border-right="none" fo:border-top="none"/>
      <style:text-properties style:use-window-font-color="true"/>
    </style:style>
    <style:style style:name="ce156" style:family="table-cell" style:parent-style-name="Default" style:data-style-name="N122">
      <style:table-cell-properties fo:border-bottom="none" fo:border-left="none" fo:border-right="none" fo:border-top="2.01pt solid #ff3333"/>
    </style:style>
    <style:style style:name="ce157" style:family="table-cell" style:parent-style-name="Default" style:data-style-name="N122">
      <style:table-cell-properties fo:border-bottom="2.01pt solid #ff3333" fo:border-left="none" fo:border-right="none" fo:border-top="none"/>
    </style:style>
    <style:style style:name="ce158" style:family="table-cell" style:parent-style-name="Default" style:data-style-name="N122">
      <style:table-cell-properties fo:border-bottom="none" fo:border-left="none" fo:border-right="2.01pt solid #ff3333" fo:border-top="2.01pt solid #ff3333"/>
    </style:style>
    <style:style style:name="ce159" style:family="table-cell" style:parent-style-name="Default" style:data-style-name="N122">
      <style:table-cell-properties fo:border-bottom="none" fo:border-left="none" fo:border-right="2.01pt solid #ff3333" fo:border-top="none"/>
    </style:style>
    <style:style style:name="ce160" style:family="table-cell" style:parent-style-name="Default" style:data-style-name="N122">
      <style:table-cell-properties fo:border-bottom="2.01pt solid #ff3333" fo:border-left="none" fo:border-right="2.01pt solid #ff3333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99906" calcext:value-type="float">
            <text:p>999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625" calcext:value-type="float">
            <text:p>116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99904" calcext:value-type="float">
            <text:p>999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627" calcext:value-type="float">
            <text:p>116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99903" calcext:value-type="float">
            <text:p>999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628" calcext:value-type="float">
            <text:p>116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99901" calcext:value-type="float">
            <text:p>999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630" calcext:value-type="float">
            <text:p>116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99914" calcext:value-type="float">
            <text:p>999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617" calcext:value-type="float">
            <text:p>116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99912" calcext:value-type="float">
            <text:p>999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619" calcext:value-type="float">
            <text:p>116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99911" calcext:value-type="float">
            <text:p>999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620" calcext:value-type="float">
            <text:p>116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99909" calcext:value-type="float">
            <text:p>999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622" calcext:value-type="float">
            <text:p>116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99917" calcext:value-type="float">
            <text:p>999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614" calcext:value-type="float">
            <text:p>116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99919" calcext:value-type="float">
            <text:p>999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612" calcext:value-type="float">
            <text:p>116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99920" calcext:value-type="float">
            <text:p>999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611" calcext:value-type="float">
            <text:p>116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99922" calcext:value-type="float">
            <text:p>999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609" calcext:value-type="float">
            <text:p>116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99925" calcext:value-type="float">
            <text:p>999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606" calcext:value-type="float">
            <text:p>116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99927" calcext:value-type="float">
            <text:p>999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604" calcext:value-type="float">
            <text:p>116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99928" calcext:value-type="float">
            <text:p>999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601" calcext:value-type="float">
            <text:p>116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99930" calcext:value-type="float">
            <text:p>999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603" calcext:value-type="float">
            <text:p>116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99900" calcext:value-type="float">
            <text:p>999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631" calcext:value-type="float">
            <text:p>116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99902" calcext:value-type="float">
            <text:p>999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629" calcext:value-type="float">
            <text:p>116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99905" calcext:value-type="float">
            <text:p>999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626" calcext:value-type="float">
            <text:p>116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99907" calcext:value-type="float">
            <text:p>999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624" calcext:value-type="float">
            <text:p>116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99908" calcext:value-type="float">
            <text:p>999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623" calcext:value-type="float">
            <text:p>116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99910" calcext:value-type="float">
            <text:p>999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621" calcext:value-type="float">
            <text:p>116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99913" calcext:value-type="float">
            <text:p>999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618" calcext:value-type="float">
            <text:p>116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99915" calcext:value-type="float">
            <text:p>999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616" calcext:value-type="float">
            <text:p>116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99923" calcext:value-type="float">
            <text:p>999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608" calcext:value-type="float">
            <text:p>116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99921" calcext:value-type="float">
            <text:p>999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610" calcext:value-type="float">
            <text:p>116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99918" calcext:value-type="float">
            <text:p>999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613" calcext:value-type="float">
            <text:p>116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99916" calcext:value-type="float">
            <text:p>999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615" calcext:value-type="float">
            <text:p>116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99931" calcext:value-type="float">
            <text:p>999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600" calcext:value-type="float">
            <text:p>116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99929" calcext:value-type="float">
            <text:p>999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602" calcext:value-type="float">
            <text:p>116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99926" calcext:value-type="float">
            <text:p>999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607" calcext:value-type="float">
            <text:p>116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99924" calcext:value-type="float">
            <text:p>999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605" calcext:value-type="float">
            <text:p>116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506" calcext:value-type="float">
            <text:p>115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225" calcext:value-type="float">
            <text:p>112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1504" calcext:value-type="float">
            <text:p>115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227" calcext:value-type="float">
            <text:p>112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1503" calcext:value-type="float">
            <text:p>115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228" calcext:value-type="float">
            <text:p>112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1501" calcext:value-type="float">
            <text:p>115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230" calcext:value-type="float">
            <text:p>112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1514" calcext:value-type="float">
            <text:p>115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217" calcext:value-type="float">
            <text:p>112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1512" calcext:value-type="float">
            <text:p>115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219" calcext:value-type="float">
            <text:p>112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1511" calcext:value-type="float">
            <text:p>115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220" calcext:value-type="float">
            <text:p>112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1509" calcext:value-type="float">
            <text:p>115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222" calcext:value-type="float">
            <text:p>112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1517" calcext:value-type="float">
            <text:p>115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214" calcext:value-type="float">
            <text:p>112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1519" calcext:value-type="float">
            <text:p>115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212" calcext:value-type="float">
            <text:p>112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1520" calcext:value-type="float">
            <text:p>115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211" calcext:value-type="float">
            <text:p>112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1522" calcext:value-type="float">
            <text:p>115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209" calcext:value-type="float">
            <text:p>112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1525" calcext:value-type="float">
            <text:p>115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206" calcext:value-type="float">
            <text:p>112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1527" calcext:value-type="float">
            <text:p>115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204" calcext:value-type="float">
            <text:p>112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1528" calcext:value-type="float">
            <text:p>115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203" calcext:value-type="float">
            <text:p>112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1530" calcext:value-type="float">
            <text:p>115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201" calcext:value-type="float">
            <text:p>112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1500" calcext:value-type="float">
            <text:p>115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231" calcext:value-type="float">
            <text:p>112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1502" calcext:value-type="float">
            <text:p>115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229" calcext:value-type="float">
            <text:p>112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1505" calcext:value-type="float">
            <text:p>115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224" calcext:value-type="float">
            <text:p>112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1507" calcext:value-type="float">
            <text:p>115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226" calcext:value-type="float">
            <text:p>112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1508" calcext:value-type="float">
            <text:p>115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223" calcext:value-type="float">
            <text:p>112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1510" calcext:value-type="float">
            <text:p>115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221" calcext:value-type="float">
            <text:p>112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1513" calcext:value-type="float">
            <text:p>115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218" calcext:value-type="float">
            <text:p>112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1515" calcext:value-type="float">
            <text:p>115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216" calcext:value-type="float">
            <text:p>112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1523" calcext:value-type="float">
            <text:p>115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208" calcext:value-type="float">
            <text:p>112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1521" calcext:value-type="float">
            <text:p>115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210" calcext:value-type="float">
            <text:p>112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1518" calcext:value-type="float">
            <text:p>115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215" calcext:value-type="float">
            <text:p>112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1516" calcext:value-type="float">
            <text:p>115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213" calcext:value-type="float">
            <text:p>112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1531" calcext:value-type="float">
            <text:p>115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200" calcext:value-type="float">
            <text:p>112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1529" calcext:value-type="float">
            <text:p>115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202" calcext:value-type="float">
            <text:p>112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1526" calcext:value-type="float">
            <text:p>115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205" calcext:value-type="float">
            <text:p>112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1524" calcext:value-type="float">
            <text:p>115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207" calcext:value-type="float">
            <text:p>112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table table:name="MapAB_H4fix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6" table:default-cell-style-name="ce88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89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38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38" office:value-type="string" calcext:value-type="string" table:number-columns-spanned="3" table:number-rows-spanned="1">
            <text:p>Cookie B</text:p>
          </table:table-cell>
          <table:covered-table-cell table:style-name="ce138"/>
          <table:covered-table-cell/>
          <table:table-cell table:number-columns-repeated="6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Top Row</text:p>
          </table:table-cell>
          <table:table-cell/>
          <table:table-cell table:formula="of:=[MapAB.D3]" office:value-type="float" office:value="99906" calcext:value-type="float">
            <text:p>99906,</text:p>
          </table:table-cell>
          <table:table-cell table:formula="of:=[MapAB.E3]" office:value-type="float" office:value="101" calcext:value-type="float">
            <text:p>101,</text:p>
          </table:table-cell>
          <table:table-cell/>
          <table:table-cell table:formula="of:=[MapAB.G3]" office:value-type="float" office:value="11625" calcext:value-type="float">
            <text:p>11625,</text:p>
          </table:table-cell>
          <table:table-cell/>
          <table:table-cell table:formula="of:=[MapAB.I3]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]" office:value-type="float" office:value="99904" calcext:value-type="float">
            <text:p>99904,</text:p>
          </table:table-cell>
          <table:table-cell table:formula="of:=[MapAB.E4]" office:value-type="float" office:value="102" calcext:value-type="float">
            <text:p>102,</text:p>
          </table:table-cell>
          <table:table-cell/>
          <table:table-cell table:formula="of:=[MapAB.G4]" office:value-type="float" office:value="11627" calcext:value-type="float">
            <text:p>11627,</text:p>
          </table:table-cell>
          <table:table-cell/>
          <table:table-cell table:formula="of:=[MapAB.I4]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5]" office:value-type="float" office:value="99903" calcext:value-type="float">
            <text:p>99903,</text:p>
          </table:table-cell>
          <table:table-cell table:formula="of:=[MapAB.E5]" office:value-type="float" office:value="103" calcext:value-type="float">
            <text:p>103,</text:p>
          </table:table-cell>
          <table:table-cell/>
          <table:table-cell table:formula="of:=[MapAB.G5]" office:value-type="float" office:value="11628" calcext:value-type="float">
            <text:p>11628,</text:p>
          </table:table-cell>
          <table:table-cell/>
          <table:table-cell table:formula="of:=[MapAB.I5]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]" office:value-type="float" office:value="99901" calcext:value-type="float">
            <text:p>99901,</text:p>
          </table:table-cell>
          <table:table-cell table:formula="of:=[MapAB.E6]" office:value-type="float" office:value="104" calcext:value-type="float">
            <text:p>104,</text:p>
          </table:table-cell>
          <table:table-cell table:style-name="ce139"/>
          <table:table-cell table:formula="of:=[MapAB.G6]" office:value-type="float" office:value="11630" calcext:value-type="float">
            <text:p>11630,</text:p>
          </table:table-cell>
          <table:table-cell table:style-name="ce139"/>
          <table:table-cell table:formula="of:=[MapAB.I6]" office:value-type="float" office:value="-104" calcext:value-type="float">
            <text:p>-104,</text:p>
          </table:table-cell>
          <table:table-cell table:style-name="ce80"/>
          <table:table-cell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7]" office:value-type="float" office:value="99914" calcext:value-type="float">
            <text:p>99914,</text:p>
          </table:table-cell>
          <table:table-cell table:formula="of:=[MapAB.E7]" office:value-type="float" office:value="201" calcext:value-type="float">
            <text:p>201,</text:p>
          </table:table-cell>
          <table:table-cell/>
          <table:table-cell table:style-name="ce150" table:formula="of:=[MapAB.G7]" office:value-type="float" office:value="11617" calcext:value-type="float">
            <text:p>11617,</text:p>
          </table:table-cell>
          <table:table-cell table:style-name="ce153"/>
          <table:table-cell table:style-name="ce158" table:formula="of:=[MapAB.I7]" office:value-type="float" office:value="-201" calcext:value-type="float">
            <text:p>-201,</text:p>
          </table:table-cell>
          <table:table-cell table:number-columns-repeated="2"/>
          <table:table-cell table:style-name="ce131" table:number-columns-repeated="3"/>
          <table:table-cell/>
        </table:table-row>
        <table:table-row table:style-name="ro1">
          <table:table-cell/>
          <table:covered-table-cell/>
          <table:table-cell/>
          <table:table-cell table:formula="of:=[MapAB.D8]" office:value-type="float" office:value="99912" calcext:value-type="float">
            <text:p>99912,</text:p>
          </table:table-cell>
          <table:table-cell table:formula="of:=[MapAB.E8]" office:value-type="float" office:value="202" calcext:value-type="float">
            <text:p>202,</text:p>
          </table:table-cell>
          <table:table-cell/>
          <table:table-cell table:style-name="ce151" table:formula="of:=[MapAB.G8]" office:value-type="float" office:value="11619" calcext:value-type="float">
            <text:p>11619,</text:p>
          </table:table-cell>
          <table:table-cell table:style-name="ce154"/>
          <table:table-cell table:style-name="ce159" table:formula="of:=[MapAB.I8]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9]" office:value-type="float" office:value="99911" calcext:value-type="float">
            <text:p>99911,</text:p>
          </table:table-cell>
          <table:table-cell table:formula="of:=[MapAB.E9]" office:value-type="float" office:value="203" calcext:value-type="float">
            <text:p>203,</text:p>
          </table:table-cell>
          <table:table-cell/>
          <table:table-cell table:style-name="ce151" table:formula="of:=[MapAB.G9]" office:value-type="float" office:value="11620" calcext:value-type="float">
            <text:p>11620,</text:p>
          </table:table-cell>
          <table:table-cell table:style-name="ce154"/>
          <table:table-cell table:style-name="ce159" table:formula="of:=[MapAB.I9]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0]" office:value-type="float" office:value="99909" calcext:value-type="float">
            <text:p>99909,</text:p>
          </table:table-cell>
          <table:table-cell table:formula="of:=[MapAB.E10]" office:value-type="float" office:value="204" calcext:value-type="float">
            <text:p>204,</text:p>
          </table:table-cell>
          <table:table-cell table:style-name="ce139"/>
          <table:table-cell table:style-name="ce152" table:formula="of:=[MapAB.G10]" office:value-type="float" office:value="11622" calcext:value-type="float">
            <text:p>11622,</text:p>
          </table:table-cell>
          <table:table-cell table:style-name="ce155"/>
          <table:table-cell table:style-name="ce160" table:formula="of:=[MapAB.I10]" office:value-type="float" office:value="-204" calcext:value-type="float">
            <text:p>-2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1]" office:value-type="float" office:value="99917" calcext:value-type="float">
            <text:p>99917,</text:p>
          </table:table-cell>
          <table:table-cell table:formula="of:=[MapAB.E11]" office:value-type="float" office:value="301" calcext:value-type="float">
            <text:p>301,</text:p>
          </table:table-cell>
          <table:table-cell/>
          <table:table-cell table:formula="of:=[MapAB.G11]" office:value-type="float" office:value="11614" calcext:value-type="float">
            <text:p>11614,</text:p>
          </table:table-cell>
          <table:table-cell/>
          <table:table-cell table:formula="of:=[MapAB.I11]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2]" office:value-type="float" office:value="99919" calcext:value-type="float">
            <text:p>99919,</text:p>
          </table:table-cell>
          <table:table-cell table:formula="of:=[MapAB.E12]" office:value-type="float" office:value="302" calcext:value-type="float">
            <text:p>302,</text:p>
          </table:table-cell>
          <table:table-cell/>
          <table:table-cell table:formula="of:=[MapAB.G12]" office:value-type="float" office:value="11612" calcext:value-type="float">
            <text:p>11612,</text:p>
          </table:table-cell>
          <table:table-cell/>
          <table:table-cell table:formula="of:=[MapAB.I12]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3]" office:value-type="float" office:value="99920" calcext:value-type="float">
            <text:p>99920,</text:p>
          </table:table-cell>
          <table:table-cell table:formula="of:=[MapAB.E13]" office:value-type="float" office:value="303" calcext:value-type="float">
            <text:p>303,</text:p>
          </table:table-cell>
          <table:table-cell/>
          <table:table-cell table:formula="of:=[MapAB.G13]" office:value-type="float" office:value="11611" calcext:value-type="float">
            <text:p>11611,</text:p>
          </table:table-cell>
          <table:table-cell/>
          <table:table-cell table:formula="of:=[MapAB.I13]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4]" office:value-type="float" office:value="99922" calcext:value-type="float">
            <text:p>99922,</text:p>
          </table:table-cell>
          <table:table-cell table:formula="of:=[MapAB.E14]" office:value-type="float" office:value="304" calcext:value-type="float">
            <text:p>304,</text:p>
          </table:table-cell>
          <table:table-cell table:style-name="ce139"/>
          <table:table-cell table:formula="of:=[MapAB.G14]" office:value-type="float" office:value="11609" calcext:value-type="float">
            <text:p>11609,</text:p>
          </table:table-cell>
          <table:table-cell table:style-name="ce139"/>
          <table:table-cell table:formula="of:=[MapAB.I14]" office:value-type="float" office:value="-304" calcext:value-type="float">
            <text:p>-3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15]" office:value-type="float" office:value="99925" calcext:value-type="float">
            <text:p>99925,</text:p>
          </table:table-cell>
          <table:table-cell table:formula="of:=[MapAB.E15]" office:value-type="float" office:value="401" calcext:value-type="float">
            <text:p>401,</text:p>
          </table:table-cell>
          <table:table-cell/>
          <table:table-cell table:formula="of:=[MapAB.G15]" office:value-type="float" office:value="11606" calcext:value-type="float">
            <text:p>11606,</text:p>
          </table:table-cell>
          <table:table-cell/>
          <table:table-cell table:formula="of:=[MapAB.I15]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6]" office:value-type="float" office:value="99927" calcext:value-type="float">
            <text:p>99927,</text:p>
          </table:table-cell>
          <table:table-cell table:formula="of:=[MapAB.E16]" office:value-type="float" office:value="402" calcext:value-type="float">
            <text:p>402,</text:p>
          </table:table-cell>
          <table:table-cell/>
          <table:table-cell table:formula="of:=[MapAB.G16]" office:value-type="float" office:value="11604" calcext:value-type="float">
            <text:p>11604,</text:p>
          </table:table-cell>
          <table:table-cell/>
          <table:table-cell table:formula="of:=[MapAB.I16]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7]" office:value-type="float" office:value="99928" calcext:value-type="float">
            <text:p>99928,</text:p>
          </table:table-cell>
          <table:table-cell table:formula="of:=[MapAB.E17]" office:value-type="float" office:value="403" calcext:value-type="float">
            <text:p>403,</text:p>
          </table:table-cell>
          <table:table-cell/>
          <table:table-cell table:formula="of:=[MapAB.G17]" office:value-type="float" office:value="11601" calcext:value-type="float">
            <text:p>11601,</text:p>
          </table:table-cell>
          <table:table-cell/>
          <table:table-cell table:formula="of:=[MapAB.I17]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18]" office:value-type="float" office:value="99930" calcext:value-type="float">
            <text:p>99930,</text:p>
          </table:table-cell>
          <table:table-cell table:formula="of:=[MapAB.E18]" office:value-type="float" office:value="404" calcext:value-type="float">
            <text:p>404,</text:p>
          </table:table-cell>
          <table:table-cell table:style-name="ce146"/>
          <table:table-cell table:formula="of:=[MapAB.G18]" office:value-type="float" office:value="11603" calcext:value-type="float">
            <text:p>11603,</text:p>
          </table:table-cell>
          <table:table-cell table:style-name="ce146"/>
          <table:table-cell table:formula="of:=[MapAB.I18]" office:value-type="float" office:value="-404" calcext:value-type="float">
            <text:p>-4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2nd Row</text:p>
          </table:table-cell>
          <table:table-cell/>
          <table:table-cell table:formula="of:=[MapAB.D19]" office:value-type="float" office:value="99900" calcext:value-type="float">
            <text:p>99900,</text:p>
          </table:table-cell>
          <table:table-cell table:formula="of:=[MapAB.E19]" office:value-type="float" office:value="501" calcext:value-type="float">
            <text:p>501,</text:p>
          </table:table-cell>
          <table:table-cell/>
          <table:table-cell table:formula="of:=[MapAB.G19]" office:value-type="float" office:value="11631" calcext:value-type="float">
            <text:p>11631,</text:p>
          </table:table-cell>
          <table:table-cell/>
          <table:table-cell table:formula="of:=[MapAB.I19]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0]" office:value-type="float" office:value="99902" calcext:value-type="float">
            <text:p>99902,</text:p>
          </table:table-cell>
          <table:table-cell table:formula="of:=[MapAB.E20]" office:value-type="float" office:value="502" calcext:value-type="float">
            <text:p>502,</text:p>
          </table:table-cell>
          <table:table-cell/>
          <table:table-cell table:formula="of:=[MapAB.G20]" office:value-type="float" office:value="11629" calcext:value-type="float">
            <text:p>11629,</text:p>
          </table:table-cell>
          <table:table-cell/>
          <table:table-cell table:formula="of:=[MapAB.I20]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1]" office:value-type="float" office:value="99905" calcext:value-type="float">
            <text:p>99905,</text:p>
          </table:table-cell>
          <table:table-cell table:formula="of:=[MapAB.E21]" office:value-type="float" office:value="503" calcext:value-type="float">
            <text:p>503,</text:p>
          </table:table-cell>
          <table:table-cell/>
          <table:table-cell table:formula="of:=[MapAB.G21]" office:value-type="float" office:value="11626" calcext:value-type="float">
            <text:p>11626,</text:p>
          </table:table-cell>
          <table:table-cell/>
          <table:table-cell table:formula="of:=[MapAB.I21]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2]" office:value-type="float" office:value="99907" calcext:value-type="float">
            <text:p>99907,</text:p>
          </table:table-cell>
          <table:table-cell table:formula="of:=[MapAB.E22]" office:value-type="float" office:value="504" calcext:value-type="float">
            <text:p>504,</text:p>
          </table:table-cell>
          <table:table-cell table:style-name="ce139"/>
          <table:table-cell table:formula="of:=[MapAB.G22]" office:value-type="float" office:value="11624" calcext:value-type="float">
            <text:p>11624,</text:p>
          </table:table-cell>
          <table:table-cell table:style-name="ce139"/>
          <table:table-cell table:formula="of:=[MapAB.I22]" office:value-type="float" office:value="-504" calcext:value-type="float">
            <text:p>-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3]" office:value-type="float" office:value="99908" calcext:value-type="float">
            <text:p>99908,</text:p>
          </table:table-cell>
          <table:table-cell table:formula="of:=[MapAB.E23]" office:value-type="float" office:value="601" calcext:value-type="float">
            <text:p>601,</text:p>
          </table:table-cell>
          <table:table-cell/>
          <table:table-cell table:formula="of:=[MapAB.G23]" office:value-type="float" office:value="11623" calcext:value-type="float">
            <text:p>11623,</text:p>
          </table:table-cell>
          <table:table-cell/>
          <table:table-cell table:formula="of:=[MapAB.I23]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4]" office:value-type="float" office:value="99910" calcext:value-type="float">
            <text:p>99910,</text:p>
          </table:table-cell>
          <table:table-cell table:formula="of:=[MapAB.E24]" office:value-type="float" office:value="602" calcext:value-type="float">
            <text:p>602,</text:p>
          </table:table-cell>
          <table:table-cell/>
          <table:table-cell table:formula="of:=[MapAB.G24]" office:value-type="float" office:value="11621" calcext:value-type="float">
            <text:p>11621,</text:p>
          </table:table-cell>
          <table:table-cell/>
          <table:table-cell table:formula="of:=[MapAB.I24]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5]" office:value-type="float" office:value="99913" calcext:value-type="float">
            <text:p>99913,</text:p>
          </table:table-cell>
          <table:table-cell table:formula="of:=[MapAB.E25]" office:value-type="float" office:value="603" calcext:value-type="float">
            <text:p>603,</text:p>
          </table:table-cell>
          <table:table-cell/>
          <table:table-cell table:formula="of:=[MapAB.G25]" office:value-type="float" office:value="11618" calcext:value-type="float">
            <text:p>11618,</text:p>
          </table:table-cell>
          <table:table-cell/>
          <table:table-cell table:formula="of:=[MapAB.I25]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6]" office:value-type="float" office:value="99915" calcext:value-type="float">
            <text:p>99915,</text:p>
          </table:table-cell>
          <table:table-cell table:formula="of:=[MapAB.E26]" office:value-type="float" office:value="604" calcext:value-type="float">
            <text:p>604,</text:p>
          </table:table-cell>
          <table:table-cell table:style-name="ce139"/>
          <table:table-cell table:formula="of:=[MapAB.G26]" office:value-type="float" office:value="11616" calcext:value-type="float">
            <text:p>11616,</text:p>
          </table:table-cell>
          <table:table-cell table:style-name="ce139"/>
          <table:table-cell table:formula="of:=[MapAB.I26]" office:value-type="float" office:value="-604" calcext:value-type="float">
            <text:p>-6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27]" office:value-type="float" office:value="99923" calcext:value-type="float">
            <text:p>99923,</text:p>
          </table:table-cell>
          <table:table-cell table:formula="of:=[MapAB.E27]" office:value-type="float" office:value="701" calcext:value-type="float">
            <text:p>701,</text:p>
          </table:table-cell>
          <table:table-cell/>
          <table:table-cell table:formula="of:=[MapAB.G27]" office:value-type="float" office:value="11608" calcext:value-type="float">
            <text:p>11608,</text:p>
          </table:table-cell>
          <table:table-cell/>
          <table:table-cell table:formula="of:=[MapAB.I27]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8]" office:value-type="float" office:value="99921" calcext:value-type="float">
            <text:p>99921,</text:p>
          </table:table-cell>
          <table:table-cell table:formula="of:=[MapAB.E28]" office:value-type="float" office:value="702" calcext:value-type="float">
            <text:p>702,</text:p>
          </table:table-cell>
          <table:table-cell/>
          <table:table-cell table:formula="of:=[MapAB.G28]" office:value-type="float" office:value="11610" calcext:value-type="float">
            <text:p>11610,</text:p>
          </table:table-cell>
          <table:table-cell/>
          <table:table-cell table:formula="of:=[MapAB.I28]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29]" office:value-type="float" office:value="99918" calcext:value-type="float">
            <text:p>99918,</text:p>
          </table:table-cell>
          <table:table-cell table:formula="of:=[MapAB.E29]" office:value-type="float" office:value="703" calcext:value-type="float">
            <text:p>703,</text:p>
          </table:table-cell>
          <table:table-cell/>
          <table:table-cell table:formula="of:=[MapAB.G29]" office:value-type="float" office:value="11613" calcext:value-type="float">
            <text:p>11613,</text:p>
          </table:table-cell>
          <table:table-cell/>
          <table:table-cell table:formula="of:=[MapAB.I29]" office:value-type="float" office:value="-703" calcext:value-type="float">
            <text:p>-703,</text:p>
          </table:table-cell>
          <table:table-cell table:style-name="ce88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0]" office:value-type="float" office:value="99916" calcext:value-type="float">
            <text:p>99916,</text:p>
          </table:table-cell>
          <table:table-cell table:formula="of:=[MapAB.E30]" office:value-type="float" office:value="704" calcext:value-type="float">
            <text:p>704,</text:p>
          </table:table-cell>
          <table:table-cell table:style-name="ce139"/>
          <table:table-cell table:formula="of:=[MapAB.G30]" office:value-type="float" office:value="11615" calcext:value-type="float">
            <text:p>11615,</text:p>
          </table:table-cell>
          <table:table-cell table:style-name="ce139"/>
          <table:table-cell table:formula="of:=[MapAB.I30]" office:value-type="float" office:value="-704" calcext:value-type="float">
            <text:p>-7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1]" office:value-type="float" office:value="99931" calcext:value-type="float">
            <text:p>99931,</text:p>
          </table:table-cell>
          <table:table-cell table:formula="of:=[MapAB.E31]" office:value-type="float" office:value="801" calcext:value-type="float">
            <text:p>801,</text:p>
          </table:table-cell>
          <table:table-cell/>
          <table:table-cell table:formula="of:=[MapAB.G31]" office:value-type="float" office:value="11600" calcext:value-type="float">
            <text:p>11600,</text:p>
          </table:table-cell>
          <table:table-cell/>
          <table:table-cell table:formula="of:=[MapAB.I31]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2]" office:value-type="float" office:value="99929" calcext:value-type="float">
            <text:p>99929,</text:p>
          </table:table-cell>
          <table:table-cell table:formula="of:=[MapAB.E32]" office:value-type="float" office:value="802" calcext:value-type="float">
            <text:p>802,</text:p>
          </table:table-cell>
          <table:table-cell/>
          <table:table-cell table:formula="of:=[MapAB.G32]" office:value-type="float" office:value="11602" calcext:value-type="float">
            <text:p>11602,</text:p>
          </table:table-cell>
          <table:table-cell/>
          <table:table-cell table:formula="of:=[MapAB.I32]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3]" office:value-type="float" office:value="99926" calcext:value-type="float">
            <text:p>99926,</text:p>
          </table:table-cell>
          <table:table-cell table:formula="of:=[MapAB.E33]" office:value-type="float" office:value="803" calcext:value-type="float">
            <text:p>803,</text:p>
          </table:table-cell>
          <table:table-cell/>
          <table:table-cell table:formula="of:=[MapAB.G33]" office:value-type="float" office:value="11607" calcext:value-type="float">
            <text:p>11607,</text:p>
          </table:table-cell>
          <table:table-cell/>
          <table:table-cell table:formula="of:=[MapAB.I33]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4]" office:value-type="float" office:value="99924" calcext:value-type="float">
            <text:p>99924,</text:p>
          </table:table-cell>
          <table:table-cell table:formula="of:=[MapAB.E34]" office:value-type="float" office:value="804" calcext:value-type="float">
            <text:p>804,</text:p>
          </table:table-cell>
          <table:table-cell table:style-name="ce146"/>
          <table:table-cell table:formula="of:=[MapAB.G34]" office:value-type="float" office:value="11605" calcext:value-type="float">
            <text:p>11605,</text:p>
          </table:table-cell>
          <table:table-cell table:style-name="ce146"/>
          <table:table-cell table:formula="of:=[MapAB.I34]" office:value-type="float" office:value="-804" calcext:value-type="float">
            <text:p>-8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3rd Row</text:p>
          </table:table-cell>
          <table:table-cell/>
          <table:table-cell table:formula="of:=[MapAB.D35]" office:value-type="float" office:value="11506" calcext:value-type="float">
            <text:p>11506,</text:p>
          </table:table-cell>
          <table:table-cell table:formula="of:=[MapAB.E35]" office:value-type="float" office:value="901" calcext:value-type="float">
            <text:p>901,</text:p>
          </table:table-cell>
          <table:table-cell/>
          <table:table-cell table:formula="of:=[MapAB.G35]" office:value-type="float" office:value="11225" calcext:value-type="float">
            <text:p>11225,</text:p>
          </table:table-cell>
          <table:table-cell/>
          <table:table-cell table:formula="of:=[MapAB.I35]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6]" office:value-type="float" office:value="11504" calcext:value-type="float">
            <text:p>11504,</text:p>
          </table:table-cell>
          <table:table-cell table:formula="of:=[MapAB.E36]" office:value-type="float" office:value="902" calcext:value-type="float">
            <text:p>902,</text:p>
          </table:table-cell>
          <table:table-cell/>
          <table:table-cell table:formula="of:=[MapAB.G36]" office:value-type="float" office:value="11227" calcext:value-type="float">
            <text:p>11227,</text:p>
          </table:table-cell>
          <table:table-cell/>
          <table:table-cell table:formula="of:=[MapAB.I36]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7]" office:value-type="float" office:value="11503" calcext:value-type="float">
            <text:p>11503,</text:p>
          </table:table-cell>
          <table:table-cell table:formula="of:=[MapAB.E37]" office:value-type="float" office:value="903" calcext:value-type="float">
            <text:p>903,</text:p>
          </table:table-cell>
          <table:table-cell/>
          <table:table-cell table:formula="of:=[MapAB.G37]" office:value-type="float" office:value="11228" calcext:value-type="float">
            <text:p>11228,</text:p>
          </table:table-cell>
          <table:table-cell/>
          <table:table-cell table:formula="of:=[MapAB.I37]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38]" office:value-type="float" office:value="11501" calcext:value-type="float">
            <text:p>11501,</text:p>
          </table:table-cell>
          <table:table-cell table:formula="of:=[MapAB.E38]" office:value-type="float" office:value="904" calcext:value-type="float">
            <text:p>904,</text:p>
          </table:table-cell>
          <table:table-cell table:style-name="ce139"/>
          <table:table-cell table:formula="of:=[MapAB.G38]" office:value-type="float" office:value="11230" calcext:value-type="float">
            <text:p>11230,</text:p>
          </table:table-cell>
          <table:table-cell table:style-name="ce139"/>
          <table:table-cell table:formula="of:=[MapAB.I38]" office:value-type="float" office:value="-904" calcext:value-type="float">
            <text:p>-9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39]" office:value-type="float" office:value="11514" calcext:value-type="float">
            <text:p>11514,</text:p>
          </table:table-cell>
          <table:table-cell table:formula="of:=[MapAB.E39]" office:value-type="float" office:value="1001" calcext:value-type="float">
            <text:p>1001,</text:p>
          </table:table-cell>
          <table:table-cell/>
          <table:table-cell table:formula="of:=[MapAB.G39]" office:value-type="float" office:value="11217" calcext:value-type="float">
            <text:p>11217,</text:p>
          </table:table-cell>
          <table:table-cell/>
          <table:table-cell table:formula="of:=[MapAB.I39]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0]" office:value-type="float" office:value="11512" calcext:value-type="float">
            <text:p>11512,</text:p>
          </table:table-cell>
          <table:table-cell table:formula="of:=[MapAB.E40]" office:value-type="float" office:value="1002" calcext:value-type="float">
            <text:p>1002,</text:p>
          </table:table-cell>
          <table:table-cell/>
          <table:table-cell table:formula="of:=[MapAB.G40]" office:value-type="float" office:value="11219" calcext:value-type="float">
            <text:p>11219,</text:p>
          </table:table-cell>
          <table:table-cell/>
          <table:table-cell table:formula="of:=[MapAB.I40]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1]" office:value-type="float" office:value="11511" calcext:value-type="float">
            <text:p>11511,</text:p>
          </table:table-cell>
          <table:table-cell table:formula="of:=[MapAB.E41]" office:value-type="float" office:value="1003" calcext:value-type="float">
            <text:p>1003,</text:p>
          </table:table-cell>
          <table:table-cell/>
          <table:table-cell table:formula="of:=[MapAB.G41]" office:value-type="float" office:value="11220" calcext:value-type="float">
            <text:p>11220,</text:p>
          </table:table-cell>
          <table:table-cell/>
          <table:table-cell table:formula="of:=[MapAB.I41]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2]" office:value-type="float" office:value="11509" calcext:value-type="float">
            <text:p>11509,</text:p>
          </table:table-cell>
          <table:table-cell table:formula="of:=[MapAB.E42]" office:value-type="float" office:value="1004" calcext:value-type="float">
            <text:p>1004,</text:p>
          </table:table-cell>
          <table:table-cell table:style-name="ce139"/>
          <table:table-cell table:formula="of:=[MapAB.G42]" office:value-type="float" office:value="11222" calcext:value-type="float">
            <text:p>11222,</text:p>
          </table:table-cell>
          <table:table-cell table:style-name="ce139"/>
          <table:table-cell table:formula="of:=[MapAB.I42]" office:value-type="float" office:value="-1004" calcext:value-type="float">
            <text:p>-10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3]" office:value-type="float" office:value="11517" calcext:value-type="float">
            <text:p>11517,</text:p>
          </table:table-cell>
          <table:table-cell table:formula="of:=[MapAB.E43]" office:value-type="float" office:value="1101" calcext:value-type="float">
            <text:p>1101,</text:p>
          </table:table-cell>
          <table:table-cell/>
          <table:table-cell table:formula="of:=[MapAB.G43]" office:value-type="float" office:value="11214" calcext:value-type="float">
            <text:p>11214,</text:p>
          </table:table-cell>
          <table:table-cell/>
          <table:table-cell table:formula="of:=[MapAB.I43]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4]" office:value-type="float" office:value="11519" calcext:value-type="float">
            <text:p>11519,</text:p>
          </table:table-cell>
          <table:table-cell table:formula="of:=[MapAB.E44]" office:value-type="float" office:value="1102" calcext:value-type="float">
            <text:p>1102,</text:p>
          </table:table-cell>
          <table:table-cell/>
          <table:table-cell table:formula="of:=[MapAB.G44]" office:value-type="float" office:value="11212" calcext:value-type="float">
            <text:p>11212,</text:p>
          </table:table-cell>
          <table:table-cell/>
          <table:table-cell table:formula="of:=[MapAB.I44]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45]" office:value-type="float" office:value="11520" calcext:value-type="float">
            <text:p>11520,</text:p>
          </table:table-cell>
          <table:table-cell table:formula="of:=[MapAB.E45]" office:value-type="float" office:value="1103" calcext:value-type="float">
            <text:p>1103,</text:p>
          </table:table-cell>
          <table:table-cell/>
          <table:table-cell table:formula="of:=[MapAB.G45]" office:value-type="float" office:value="11211" calcext:value-type="float">
            <text:p>11211,</text:p>
          </table:table-cell>
          <table:table-cell/>
          <table:table-cell table:formula="of:=[MapAB.I45]" office:value-type="float" office:value="-1103" calcext:value-type="float">
            <text:p>-11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6]" office:value-type="float" office:value="11522" calcext:value-type="float">
            <text:p>11522,</text:p>
          </table:table-cell>
          <table:table-cell table:formula="of:=[MapAB.E46]" office:value-type="float" office:value="1104" calcext:value-type="float">
            <text:p>1104,</text:p>
          </table:table-cell>
          <table:table-cell table:style-name="ce139"/>
          <table:table-cell table:formula="of:=[MapAB.G46]" office:value-type="float" office:value="11209" calcext:value-type="float">
            <text:p>11209,</text:p>
          </table:table-cell>
          <table:table-cell table:style-name="ce139"/>
          <table:table-cell table:formula="of:=[MapAB.I46]" office:value-type="float" office:value="-1104" calcext:value-type="float">
            <text:p>-11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7]" office:value-type="float" office:value="11525" calcext:value-type="float">
            <text:p>11525,</text:p>
          </table:table-cell>
          <table:table-cell table:formula="of:=[MapAB.E47]" office:value-type="float" office:value="1201" calcext:value-type="float">
            <text:p>1201,</text:p>
          </table:table-cell>
          <table:table-cell/>
          <table:table-cell table:style-name="ce150" table:formula="of:=[MapAB.G47]" office:value-type="float" office:value="11206" calcext:value-type="float">
            <text:p>11206,</text:p>
          </table:table-cell>
          <table:table-cell table:style-name="ce156"/>
          <table:table-cell table:style-name="ce158" table:formula="of:=[MapAB.I47]" office:value-type="float" office:value="-1201" calcext:value-type="float">
            <text:p>-12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8]" office:value-type="float" office:value="11527" calcext:value-type="float">
            <text:p>11527,</text:p>
          </table:table-cell>
          <table:table-cell table:formula="of:=[MapAB.E48]" office:value-type="float" office:value="1202" calcext:value-type="float">
            <text:p>1202,</text:p>
          </table:table-cell>
          <table:table-cell/>
          <table:table-cell table:style-name="ce151" table:formula="of:=[MapAB.G48]" office:value-type="float" office:value="11204" calcext:value-type="float">
            <text:p>11204,</text:p>
          </table:table-cell>
          <table:table-cell/>
          <table:table-cell table:style-name="ce159" table:formula="of:=[MapAB.I48]" office:value-type="float" office:value="-1202" calcext:value-type="float">
            <text:p>-12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49]" office:value-type="float" office:value="11528" calcext:value-type="float">
            <text:p>11528,</text:p>
          </table:table-cell>
          <table:table-cell table:formula="of:=[MapAB.E49]" office:value-type="float" office:value="1203" calcext:value-type="float">
            <text:p>1203,</text:p>
          </table:table-cell>
          <table:table-cell/>
          <table:table-cell table:style-name="ce151" table:formula="of:=[MapAB.G49]" office:value-type="float" office:value="11203" calcext:value-type="float">
            <text:p>11203,</text:p>
          </table:table-cell>
          <table:table-cell/>
          <table:table-cell table:style-name="ce159" table:formula="of:=[MapAB.I49]" office:value-type="float" office:value="-1203" calcext:value-type="float">
            <text:p>-12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0]" office:value-type="float" office:value="11530" calcext:value-type="float">
            <text:p>11530,</text:p>
          </table:table-cell>
          <table:table-cell table:formula="of:=[MapAB.E50]" office:value-type="float" office:value="1204" calcext:value-type="float">
            <text:p>1204,</text:p>
          </table:table-cell>
          <table:table-cell table:style-name="ce146"/>
          <table:table-cell table:style-name="ce152" table:formula="of:=[MapAB.G50]" office:value-type="float" office:value="11201" calcext:value-type="float">
            <text:p>11201,</text:p>
          </table:table-cell>
          <table:table-cell table:style-name="ce157"/>
          <table:table-cell table:style-name="ce160" table:formula="of:=[MapAB.I50]" office:value-type="float" office:value="-1204" calcext:value-type="float">
            <text:p>-12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table-cell table:style-name="ce89" office:value-type="string" calcext:value-type="string" table:number-columns-spanned="1" table:number-rows-spanned="16">
            <text:p>Bottom Row</text:p>
          </table:table-cell>
          <table:table-cell/>
          <table:table-cell table:formula="of:=[MapAB.D51]" office:value-type="float" office:value="11500" calcext:value-type="float">
            <text:p>11500,</text:p>
          </table:table-cell>
          <table:table-cell table:formula="of:=[MapAB.E51]" office:value-type="float" office:value="1301" calcext:value-type="float">
            <text:p>1301,</text:p>
          </table:table-cell>
          <table:table-cell/>
          <table:table-cell table:formula="of:=[MapAB.G51]" office:value-type="float" office:value="11231" calcext:value-type="float">
            <text:p>11231,</text:p>
          </table:table-cell>
          <table:table-cell/>
          <table:table-cell table:formula="of:=[MapAB.I51]" office:value-type="float" office:value="-1301" calcext:value-type="float">
            <text:p>-13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2]" office:value-type="float" office:value="11502" calcext:value-type="float">
            <text:p>11502,</text:p>
          </table:table-cell>
          <table:table-cell table:formula="of:=[MapAB.E52]" office:value-type="float" office:value="1302" calcext:value-type="float">
            <text:p>1302,</text:p>
          </table:table-cell>
          <table:table-cell/>
          <table:table-cell table:formula="of:=[MapAB.G52]" office:value-type="float" office:value="11229" calcext:value-type="float">
            <text:p>11229,</text:p>
          </table:table-cell>
          <table:table-cell/>
          <table:table-cell table:formula="of:=[MapAB.I52]" office:value-type="float" office:value="-1302" calcext:value-type="float">
            <text:p>-13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3]" office:value-type="float" office:value="11505" calcext:value-type="float">
            <text:p>11505,</text:p>
          </table:table-cell>
          <table:table-cell table:formula="of:=[MapAB.E53]" office:value-type="float" office:value="1303" calcext:value-type="float">
            <text:p>1303,</text:p>
          </table:table-cell>
          <table:table-cell/>
          <table:table-cell table:formula="of:=[MapAB.G53]" office:value-type="float" office:value="11224" calcext:value-type="float">
            <text:p>11224,</text:p>
          </table:table-cell>
          <table:table-cell/>
          <table:table-cell table:formula="of:=[MapAB.I53]" office:value-type="float" office:value="-1303" calcext:value-type="float">
            <text:p>-13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4]" office:value-type="float" office:value="11507" calcext:value-type="float">
            <text:p>11507,</text:p>
          </table:table-cell>
          <table:table-cell table:formula="of:=[MapAB.E54]" office:value-type="float" office:value="1304" calcext:value-type="float">
            <text:p>1304,</text:p>
          </table:table-cell>
          <table:table-cell table:style-name="ce139"/>
          <table:table-cell table:formula="of:=[MapAB.G54]" office:value-type="float" office:value="11226" calcext:value-type="float">
            <text:p>11226,</text:p>
          </table:table-cell>
          <table:table-cell table:style-name="ce139"/>
          <table:table-cell table:formula="of:=[MapAB.I54]" office:value-type="float" office:value="-1304" calcext:value-type="float">
            <text:p>-13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5]" office:value-type="float" office:value="11508" calcext:value-type="float">
            <text:p>11508,</text:p>
          </table:table-cell>
          <table:table-cell table:formula="of:=[MapAB.E55]" office:value-type="float" office:value="1401" calcext:value-type="float">
            <text:p>1401,</text:p>
          </table:table-cell>
          <table:table-cell/>
          <table:table-cell table:formula="of:=[MapAB.G55]" office:value-type="float" office:value="11223" calcext:value-type="float">
            <text:p>11223,</text:p>
          </table:table-cell>
          <table:table-cell/>
          <table:table-cell table:formula="of:=[MapAB.I55]" office:value-type="float" office:value="-1401" calcext:value-type="float">
            <text:p>-1401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6]" office:value-type="float" office:value="11510" calcext:value-type="float">
            <text:p>11510,</text:p>
          </table:table-cell>
          <table:table-cell table:formula="of:=[MapAB.E56]" office:value-type="float" office:value="1402" calcext:value-type="float">
            <text:p>1402,</text:p>
          </table:table-cell>
          <table:table-cell/>
          <table:table-cell table:formula="of:=[MapAB.G56]" office:value-type="float" office:value="11221" calcext:value-type="float">
            <text:p>11221,</text:p>
          </table:table-cell>
          <table:table-cell/>
          <table:table-cell table:formula="of:=[MapAB.I56]" office:value-type="float" office:value="-1402" calcext:value-type="float">
            <text:p>-1402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7]" office:value-type="float" office:value="11513" calcext:value-type="float">
            <text:p>11513,</text:p>
          </table:table-cell>
          <table:table-cell table:formula="of:=[MapAB.E57]" office:value-type="float" office:value="1403" calcext:value-type="float">
            <text:p>1403,</text:p>
          </table:table-cell>
          <table:table-cell/>
          <table:table-cell table:formula="of:=[MapAB.G57]" office:value-type="float" office:value="11218" calcext:value-type="float">
            <text:p>11218,</text:p>
          </table:table-cell>
          <table:table-cell/>
          <table:table-cell table:formula="of:=[MapAB.I57]" office:value-type="float" office:value="-1403" calcext:value-type="float">
            <text:p>-1403,</text:p>
          </table:table-cell>
          <table:table-cell table:style-name="ce9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8]" office:value-type="float" office:value="11515" calcext:value-type="float">
            <text:p>11515,</text:p>
          </table:table-cell>
          <table:table-cell table:formula="of:=[MapAB.E58]" office:value-type="float" office:value="1404" calcext:value-type="float">
            <text:p>1404,</text:p>
          </table:table-cell>
          <table:table-cell table:style-name="ce139"/>
          <table:table-cell table:formula="of:=[MapAB.G58]" office:value-type="float" office:value="11216" calcext:value-type="float">
            <text:p>11216,</text:p>
          </table:table-cell>
          <table:table-cell table:style-name="ce139"/>
          <table:table-cell table:formula="of:=[MapAB.I58]" office:value-type="float" office:value="-1404" calcext:value-type="float">
            <text:p>-1404,</text:p>
          </table:table-cell>
          <table:table-cell table:style-name="ce149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59]" office:value-type="float" office:value="11523" calcext:value-type="float">
            <text:p>11523,</text:p>
          </table:table-cell>
          <table:table-cell table:formula="of:=[MapAB.E59]" office:value-type="float" office:value="1501" calcext:value-type="float">
            <text:p>1501,</text:p>
          </table:table-cell>
          <table:table-cell/>
          <table:table-cell table:formula="of:=[MapAB.G59]" office:value-type="float" office:value="11208" calcext:value-type="float">
            <text:p>11208,</text:p>
          </table:table-cell>
          <table:table-cell/>
          <table:table-cell table:formula="of:=[MapAB.I59]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0]" office:value-type="float" office:value="11521" calcext:value-type="float">
            <text:p>11521,</text:p>
          </table:table-cell>
          <table:table-cell table:formula="of:=[MapAB.E60]" office:value-type="float" office:value="1502" calcext:value-type="float">
            <text:p>1502,</text:p>
          </table:table-cell>
          <table:table-cell/>
          <table:table-cell table:formula="of:=[MapAB.G60]" office:value-type="float" office:value="11210" calcext:value-type="float">
            <text:p>11210,</text:p>
          </table:table-cell>
          <table:table-cell/>
          <table:table-cell table:formula="of:=[MapAB.I60]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1]" office:value-type="float" office:value="11518" calcext:value-type="float">
            <text:p>11518,</text:p>
          </table:table-cell>
          <table:table-cell table:formula="of:=[MapAB.E61]" office:value-type="float" office:value="1503" calcext:value-type="float">
            <text:p>1503,</text:p>
          </table:table-cell>
          <table:table-cell/>
          <table:table-cell table:formula="of:=[MapAB.G61]" office:value-type="float" office:value="11215" calcext:value-type="float">
            <text:p>11215,</text:p>
          </table:table-cell>
          <table:table-cell/>
          <table:table-cell table:formula="of:=[MapAB.I61]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2]" office:value-type="float" office:value="11516" calcext:value-type="float">
            <text:p>11516,</text:p>
          </table:table-cell>
          <table:table-cell table:formula="of:=[MapAB.E62]" office:value-type="float" office:value="1504" calcext:value-type="float">
            <text:p>1504,</text:p>
          </table:table-cell>
          <table:table-cell table:style-name="ce139"/>
          <table:table-cell table:formula="of:=[MapAB.G62]" office:value-type="float" office:value="11213" calcext:value-type="float">
            <text:p>11213,</text:p>
          </table:table-cell>
          <table:table-cell table:style-name="ce139"/>
          <table:table-cell table:formula="of:=[MapAB.I62]" office:value-type="float" office:value="-1504" calcext:value-type="float">
            <text:p>-1504,</text:p>
          </table:table-cell>
          <table:table-cell table:style-name="ce80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[MapAB.D63]" office:value-type="float" office:value="11531" calcext:value-type="float">
            <text:p>11531,</text:p>
          </table:table-cell>
          <table:table-cell table:formula="of:=[MapAB.E63]" office:value-type="float" office:value="1601" calcext:value-type="float">
            <text:p>1601,</text:p>
          </table:table-cell>
          <table:table-cell/>
          <table:table-cell table:formula="of:=[MapAB.G63]" office:value-type="float" office:value="11200" calcext:value-type="float">
            <text:p>11200,</text:p>
          </table:table-cell>
          <table:table-cell/>
          <table:table-cell table:formula="of:=[MapAB.I63]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4]" office:value-type="float" office:value="11529" calcext:value-type="float">
            <text:p>11529,</text:p>
          </table:table-cell>
          <table:table-cell table:formula="of:=[MapAB.E64]" office:value-type="float" office:value="1602" calcext:value-type="float">
            <text:p>1602,</text:p>
          </table:table-cell>
          <table:table-cell/>
          <table:table-cell table:formula="of:=[MapAB.G64]" office:value-type="float" office:value="11202" calcext:value-type="float">
            <text:p>11202,</text:p>
          </table:table-cell>
          <table:table-cell/>
          <table:table-cell table:formula="of:=[MapAB.I64]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5]" office:value-type="float" office:value="11526" calcext:value-type="float">
            <text:p>11526,</text:p>
          </table:table-cell>
          <table:table-cell table:formula="of:=[MapAB.E65]" office:value-type="float" office:value="1603" calcext:value-type="float">
            <text:p>1603,</text:p>
          </table:table-cell>
          <table:table-cell/>
          <table:table-cell table:formula="of:=[MapAB.G65]" office:value-type="float" office:value="11205" calcext:value-type="float">
            <text:p>11205,</text:p>
          </table:table-cell>
          <table:table-cell/>
          <table:table-cell table:formula="of:=[MapAB.I65]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[MapAB.D66]" office:value-type="float" office:value="11524" calcext:value-type="float">
            <text:p>11524,</text:p>
          </table:table-cell>
          <table:table-cell table:formula="of:=[MapAB.E66]" office:value-type="float" office:value="1604" calcext:value-type="float">
            <text:p>1604,</text:p>
          </table:table-cell>
          <table:table-cell table:style-name="Default"/>
          <table:table-cell table:formula="of:=[MapAB.G66]" office:value-type="float" office:value="11207" calcext:value-type="float">
            <text:p>11207,</text:p>
          </table:table-cell>
          <table:table-cell/>
          <table:table-cell table:formula="of:=[MapAB.I66]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13:32:00.472871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1-07T13:32:29.016011386</dc:date>
    <meta:editing-duration>P1DT4H4M</meta:editing-duration>
    <meta:editing-cycles>143</meta:editing-cycles>
    <meta:generator>LibreOffice/4.2.7.2$Linux_X86_64 LibreOffice_project/420$Build-2</meta:generator>
    <meta:printed-by>Bob Hirosky</meta:printed-by>
    <meta:print-date>2014-04-12T13:34:49.151432710</meta:print-date>
    <meta:document-statistic meta:table-count="9" meta:cell-count="2349" meta:object-count="0"/>
  </office:meta>
</office:document-meta>
</file>